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6cm"/>
    </style:style>
    <style:style style:name="Tabla1.A1" style:family="table-cell">
      <style:table-cell-properties fo:background-color="#6b5e9b" fo:padding="0.097cm" fo:border="0.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  <style:text-properties officeooo:rsid="001bfee7" officeooo:paragraph-rsid="001bfee7"/>
    </style:style>
    <style:style style:name="P2" style:family="paragraph" style:parent-style-name="Text_20_body">
      <style:text-properties officeooo:rsid="001bfee7"/>
    </style:style>
    <style:style style:name="P3" style:family="paragraph" style:parent-style-name="Text_20_body">
      <style:text-properties style:font-name="C059" fo:font-size="14pt" officeooo:rsid="001bfee7" style:font-size-asian="14pt" style:font-size-complex="14pt"/>
    </style:style>
    <style:style style:name="P4" style:family="paragraph" style:parent-style-name="Standard">
      <style:text-properties officeooo:rsid="001bfee7" officeooo:paragraph-rsid="001bfee7"/>
    </style:style>
    <style:style style:name="T1" style:family="text">
      <style:text-properties style:font-name="C059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<text:span text:style-name="Strong_20_Emphasis"><text:span text:style-name="T1">Ref.: R458</text:span></text:span></text:p>
            <text:p text:style-name="P2"><text:span text:style-name="Strong_20_Emphasis"><text:span text:style-name="T1">Benvolguts/udes usuaris/àries,</text:span></text:span></text:p>
            <text:p text:style-name="P2"><text:span text:style-name="T1">Seguint el calendari fiscal establert, us comunicam que el </text:span><text:span text:style-name="Strong_20_Emphasis"><text:span text:style-name="T1">Servei de Recaudació de l’Ajuntament de Maó</text:span></text:span><text:span text:style-name="T1"> informa que el </text:span><text:span text:style-name="Strong_20_Emphasis"><text:span text:style-name="T1">termini per efectuar el pagament del rebut de l’Impost sobre Béns Immobles (IBI)</text:span></text:span><text:span text:style-name="T1"> romandrà obert </text:span><text:span text:style-name="Strong_20_Emphasis"><text:span text:style-name="T1">fins al pròxim mes d’abril</text:span></text:span><text:span text:style-name="T1">.</text:span></text:p>
            <text:p text:style-name="P2"><text:span text:style-name="T1">Les persones interessades poden realitzar el pagament </text:span><text:span text:style-name="Strong_20_Emphasis"><text:span text:style-name="T1">a través de la seu electrònica municipal, a les entitats bancàries col·laboradores o presencialment a les oficines del Servei de Recaudació</text:span></text:span><text:span text:style-name="T1"> dins l’horari habitual d’atenció al públic.</text:span></text:p>
            <text:p text:style-name="P3">Us agraïm la vostra col·laboració i puntualitat en el compliment d’aquesta obligació tributària.</text:p>
            <text:p text:style-name="P2"><text:span text:style-name="Strong_20_Emphasis"><text:span text:style-name="T1">Ben cordialment,</text:span></text:span><text:span text:style-name="T1"><text:line-break/></text:span><text:span text:style-name="Emphasis"><text:span text:style-name="T1">[rúbrica]</text:span></text:span><text:span text:style-name="T1"><text:line-break/></text:span><text:span text:style-name="Strong_20_Emphasis"><text:span text:style-name="T1">Joan Riera i Salort</text:span></text:span><text:span text:style-name="T1"><text:line-break/>Cap del Servei de Recaudació<text:line-break/></text:span><text:span text:style-name="Strong_20_Emphasis"><text:span text:style-name="T1">Ajuntament de Maó</text:span></text:span></text:p>
            <text:p text:style-name="P2"><text:span text:style-name="Strong_20_Emphasis"><text:span text:style-name="T1">Maó, 15 de març de 2025</text:span></text:span></text:p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17:29.403350927</meta:creation-date>
    <dc:date>2025-10-29T12:18:39.701063018</dc:date>
    <meta:editing-duration>PT1M11S</meta:editing-duration>
    <meta:editing-cycles>1</meta:editing-cycles>
    <meta:document-statistic meta:table-count="1" meta:image-count="0" meta:object-count="0" meta:page-count="1" meta:paragraph-count="7" meta:word-count="111" meta:character-count="730" meta:non-whitespace-character-count="626"/>
    <meta:generator>LibreOffice/25.2.6.2$Linux_X86_64 LibreOffice_project/40d1a0e1d5bdf1afaeae24d9ece32bbb00fa66a4</meta:generator>
  </office:meta>
</office:document-meta>
</file>